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mbria" fo:font-size="12pt" style:font-name-asian="MS Mincho" style:font-size-asian="12pt" style:font-name-complex="Times New Roman" style:font-size-complex="12pt"/>
    </style:style>
    <style:style style:name="P2" style:family="paragraph" style:parent-style-name="Standard">
      <style:text-properties style:font-name="Cambria" fo:font-size="12pt" fo:font-weight="bold" officeooo:rsid="001a2a4a" officeooo:paragraph-rsid="001a2a4a" style:font-name-asian="MS Mincho" style:font-size-asian="12pt" style:font-weight-asian="bold" style:font-name-complex="Times New Roman" style:font-size-complex="12pt" style:font-weight-complex="bold"/>
    </style:style>
    <style:style style:name="P3" style:family="paragraph" style:parent-style-name="Standard">
      <style:text-properties officeooo:rsid="001d1ff6" officeooo:paragraph-rsid="001d1ff6"/>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text-properties style:font-name="Cambria" fo:font-size="12pt" style:font-name-asian="MS Mincho" style:font-size-asian="12pt" style:font-name-complex="Times New Roman" style:font-size-complex="12pt"/>
    </style:style>
    <style:style style:name="P7" style:family="paragraph" style:parent-style-name="Standard">
      <style:paragraph-properties fo:margin-top="0in" fo:margin-bottom="0in" loext:contextual-spacing="false" fo:line-height="100%" fo:text-align="justify" style:justify-single-word="false"/>
      <style:text-properties style:font-name="Cambria" fo:font-size="12pt" officeooo:rsid="001b5f54" officeooo:paragraph-rsid="001b5f54" style:font-name-asian="MS Mincho" style:font-size-asian="12pt" style:font-name-complex="Times New Roman" style:font-size-complex="12pt"/>
    </style:style>
    <style:style style:name="P8" style:family="paragraph" style:parent-style-name="Standard">
      <style:paragraph-properties fo:margin-top="0in" fo:margin-bottom="0in" loext:contextual-spacing="false" fo:line-height="100%" fo:text-align="justify" style:justify-single-word="false"/>
      <style:text-properties style:font-name="Cambria" fo:font-size="12pt" officeooo:rsid="001d1ff6" officeooo:paragraph-rsid="001d1ff6" style:font-name-asian="MS Mincho" style:font-size-asian="12pt" style:font-name-complex="Times New Roman" style:font-size-complex="12pt"/>
    </style:style>
    <style:style style:name="P9"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Calibri1" style:font-size-complex="12pt"/>
    </style:style>
    <style:style style:name="P10" style:family="paragraph" style:parent-style-name="Standard">
      <style:paragraph-properties fo:margin-top="0in" fo:margin-bottom="0in" loext:contextual-spacing="false" fo:line-height="100%"/>
      <style:text-properties style:font-name="Cambria" fo:font-size="12pt" fo:font-weight="bold" officeooo:rsid="001b5f54" officeooo:paragraph-rsid="001b5f54" style:font-name-asian="MS Mincho" style:font-size-asian="12pt" style:font-weight-asian="bold" style:font-name-complex="Calibri1" style:font-size-complex="12pt"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d1ff6" officeooo:paragraph-rsid="001d1ff6" style:font-name-asian="MS Mincho" style:font-size-asian="12pt" style:font-weight-asian="bold" style:font-name-complex="Times New Roman" style:font-size-complex="12pt"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Cambria" fo:font-size="12pt" fo:font-weight="bold" officeooo:rsid="001ef84a" officeooo:paragraph-rsid="001ef84a" style:font-name-asian="MS Mincho" style:font-size-asian="12pt" style:font-weight-asian="bold" style:font-name-complex="Times New Roman" style:font-size-complex="12pt" style:font-weight-complex="bold"/>
    </style:style>
    <style:style style:name="P13"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style>
    <style:style style:name="P14" style:family="paragraph" style:parent-style-name="Standard">
      <style:paragraph-properties fo:margin-top="0in" fo:margin-bottom="0in" loext:contextual-spacing="false" fo:line-height="100%" fo:text-align="justify" style:justify-single-word="false"/>
      <style:text-properties fo:color="#0000ff" style:font-name="Courier New" fo:font-size="12pt" fo:font-weight="bold" style:font-name-asian="MS Mincho" style:font-size-asian="12pt" style:font-weight-asian="bold" style:font-name-complex="Courier New1" style:font-size-complex="12pt"/>
    </style:style>
    <style:style style:name="P15" style:family="paragraph" style:parent-style-name="Standard">
      <style:paragraph-properties fo:margin-top="0in" fo:margin-bottom="0in" loext:contextual-spacing="false" fo:line-height="100%"/>
      <style:text-properties fo:color="#0000ff" style:font-name="Courier New" fo:font-size="12pt" fo:font-weight="bold" officeooo:rsid="001d1ff6" officeooo:paragraph-rsid="001d1ff6" style:font-name-asian="MS Mincho" style:font-size-asian="12pt" style:font-weight-asian="bold" style:font-name-complex="Courier New1" style:font-size-complex="12pt"/>
    </style:style>
    <style:style style:name="P16" style:family="paragraph" style:parent-style-name="Standard">
      <style:paragraph-properties fo:margin-top="0in" fo:margin-bottom="0in" loext:contextual-spacing="false" fo:line-height="100%"/>
      <style:text-properties fo:color="#0000ff" style:font-name="Courier New" fo:font-size="12pt" fo:font-weight="bold" officeooo:rsid="001ef84a" officeooo:paragraph-rsid="001ef84a" style:font-name-asian="MS Mincho" style:font-size-asian="12pt" style:font-weight-asian="bold" style:font-name-complex="Courier New1" style:font-size-complex="12pt"/>
    </style:style>
    <style:style style:name="P17" style:family="paragraph" style:parent-style-name="Standard" style:master-page-name="Standard">
      <style:paragraph-properties fo:text-align="center" style:justify-single-word="false" style:page-number="auto"/>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name-asian="MS Mincho" style:font-size-asian="12pt" style:font-name-complex="Times New Roman" style:font-size-complex="12pt"/>
    </style:style>
    <style:style style:name="T5" style:family="text">
      <style:text-properties style:font-name="Cambria" fo:font-size="12pt" style:font-name-asian="MS Mincho" style:font-size-asian="12pt" style:font-name-complex="Times New Roman" style:font-size-complex="12pt" style:font-style-complex="italic"/>
    </style:style>
    <style:style style:name="T6" style:family="text">
      <style:text-properties style:font-name="Cambria" fo:font-size="12pt" fo:font-style="italic" style:font-name-asian="MS Mincho" style:font-size-asian="12pt" style:font-style-asian="italic" style:font-name-complex="Times New Roman" style:font-size-complex="12pt"/>
    </style:style>
    <style:style style:name="T7" style:family="text">
      <style:text-properties style:font-name="Cambria" fo:font-size="12pt" fo:font-style="italic" style:font-name-asian="MS Mincho" style:font-size-asian="12pt" style:font-style-asian="italic" style:font-name-complex="Times New Roman" style:font-size-complex="12pt" style:font-style-complex="italic"/>
    </style:style>
    <style:style style:name="T8" style:family="text">
      <style:text-properties style:font-name="Cambria" fo:font-size="12pt" style:font-name-asian="Calibri1" style:font-size-asian="12pt" style:font-name-complex="Times New Roman"/>
    </style:style>
    <style:style style:name="T9" style:family="text">
      <style:text-properties style:font-name="Cambria" fo:font-size="12pt" fo:font-weight="bold" style:font-name-asian="MS Mincho" style:font-size-asian="12pt" style:font-weight-asian="bold" style:font-name-complex="Times New Roman" style:font-size-complex="12pt" style:font-weight-complex="bold"/>
    </style:style>
    <style:style style:name="T10" style:family="text">
      <style:text-properties style:font-name="Cambria" fo:font-size="14pt" fo:font-weight="bold" style:font-name-asian="MS Mincho" style:font-size-asian="14pt" style:font-weight-asian="bold" style:font-name-complex="Times New Roman" style:font-size-complex="14pt"/>
    </style:style>
    <style:style style:name="T11" style:family="text">
      <style:text-properties style:font-name="Cambria" fo:font-size="14pt" style:font-name-asian="MS Mincho" style:font-size-asian="14pt" style:font-name-complex="Times New Roman" style:font-size-complex="14pt"/>
    </style:style>
    <style:style style:name="T12" style:family="text">
      <style:text-properties fo:color="#0000ff" style:font-name="Courier New" fo:font-size="12pt" fo:font-weight="bold" style:font-name-asian="MS Mincho" style:font-size-asian="12pt" style:font-weight-asian="bold" style:font-name-complex="Times New Roman" style:font-size-complex="12pt" style:font-style-complex="italic"/>
    </style:style>
    <style:style style:name="T13" style:family="text">
      <style:text-properties fo:color="#0000ff" style:font-name="Courier New" fo:font-size="12pt" fo:font-weight="bold" style:font-name-asian="MS Mincho" style:font-size-asian="12pt" style:font-weight-asian="bold" style:font-name-complex="Courier New1" style:font-size-complex="12pt" style:font-style-complex="italic" style:font-weight-complex="bold"/>
    </style:style>
    <style:style style:name="T14" style:family="text">
      <style:text-properties fo:color="#0000ff" style:font-name="Courier New" fo:font-size="12pt" fo:font-weight="bold" style:font-name-asian="MS Mincho" style:font-size-asian="12pt" style:font-weight-asian="bold" style:font-name-complex="Courier New1" style:font-size-complex="12pt"/>
    </style:style>
    <style:style style:name="T15" style:family="text">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T16" style:family="text">
      <style:text-properties fo:color="#0000ff" style:font-name="Cambria" fo:font-size="12pt" fo:font-style="italic" style:font-name-asian="MS Mincho" style:font-size-asian="12pt" style:font-style-asian="italic" style:font-name-complex="Times New Roman" style:font-size-complex="12pt" style:font-style-complex="italic"/>
    </style:style>
    <style:style style:name="T17" style:family="text">
      <style:text-properties fo:color="#0000ff" style:font-name="Cambria" fo:font-size="12pt" style:font-name-asian="MS Mincho" style:font-size-asian="12pt" style:font-name-complex="Times New Roman" style:font-size-complex="12pt"/>
    </style:style>
    <style:style style:name="T18" style:family="text">
      <style:text-properties fo:color="#000000" style:font-name="Cambria" fo:font-size="14pt" fo:font-weight="bold" style:font-name-asian="MS Mincho" style:font-size-asian="14pt" style:font-weight-asian="bold" style:font-name-complex="Times New Roman" style:font-size-complex="12pt" style:font-style-complex="italic"/>
    </style:style>
    <style:style style:name="T19" style:family="text">
      <style:text-properties officeooo:rsid="001ef84a"/>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ath 338</text:span><text:span text:style-name="T2"><text:tab/> <text:s text:c="13"/><text:tab/></text:span><text:span text:style-name="T3"> <text:s text:c="7"/>Lab Assignment #26 <text:s text:c="2"/></text:span><text:span text:style-name="T1"><text:s text:c="5"/><text:tab/><text:tab/>Fall 2019</text:span></text:p>
      <text:p text:style-name="P1"/>
      <text:p text:style-name="P4"><text:span text:style-name="T4">For this lab, we will attempt to predict ice cream consumption (IC) from price, income, temperature, and/or year. Download the </text:span><text:span text:style-name="T6">icecream.txt</text:span><text:span text:style-name="T4"> file from Titanium and import it into RStudio. If it’s not the default, set the </text:span><text:span text:style-name="T12">Delimiter</text:span><text:span text:style-name="T5"> or </text:span><text:span text:style-name="T13">Separator</text:span><text:span text:style-name="T5"> </text:span><text:span text:style-name="T4">to "Tab" so that RStudio can correctly parse the file.</text:span></text:p>
      <text:p text:style-name="P1"/>
      <text:p text:style-name="P5"><text:bookmark text:name="_GoBack"/><text:span text:style-name="T4">Let’s start by doing some exploratory data analysis on our data set. Since we only have a few variables, let’s make a scatterplot matrix. The command to create this is found in the GGally package, which you’ll have to install. Once you install the package, run the code:</text:span></text:p>
      <text:p text:style-name="P6"/>
      <text:p text:style-name="P4"><text:span text:style-name="T14">&gt; library(GGally)</text:span></text:p>
      <text:p text:style-name="P4"><text:span text:style-name="T14">&gt; ggpairs(icecream, lower = list(continuous = "smooth"), upper = list(continuous = "smooth"))</text:span></text:p>
      <text:p text:style-name="P6"/>
      <text:p text:style-name="P5"><text:span text:style-name="T4">If you’re having trouble installing GGally, you can get a barebones scatterplot matrix using the command:</text:span></text:p>
      <text:p text:style-name="P14"/>
      <text:p text:style-name="P5"><text:span text:style-name="T14">&gt; pairs(icecream)</text:span></text:p>
      <text:p text:style-name="P9"/>
      <text:p text:style-name="P5"><text:span text:style-name="T10">Question #1 </text:span><text:span text:style-name="T4">Copy and scatterplot matrix below. The top row contains scatterplots of IC (response) vs. one of the four explanatory variables. <text:s/>Looking across the top row, do you see any issues with nonlinearity, or any outliers? If so, which variables have the problems?</text:span></text:p>
      <text:p text:style-name="P5"><text:span text:style-name="T4"/></text:p>
      <text:p text:style-name="P2">In temperature, price, and income there is one outlier for each. Please see first graph attached.</text:p>
      <text:p text:style-name="P5"><text:span text:style-name="T10">Question #2 </text:span><text:span text:style-name="T4">Looking at the other rows of the scatterplot matrix, which pair(s) of explanatory variables appear to be linearly related? Why might we have an issue if both variables in the pair are included in the model?</text:span></text:p>
      <text:p text:style-name="P6"/>
      <text:p text:style-name="P10">Income and temperature appear to be linearly related. They might shift in sync with each other, where we want one to change and the other not to.</text:p>
      <text:p text:style-name="P1"/>
      <text:p text:style-name="Standard"><text:span text:style-name="T4">Now let’s create our multiple regression model. Let’s start by just unthinkingly throwing all our explanatory variables in a linear model. This is usually a very bad idea – typically we use a combination of real-world sense and exploratory data analysis to do feature engineering, but we don’t have time for real feature engineering in today’s lab):</text:span></text:p>
      <text:p text:style-name="Standard"><text:span text:style-name="Emphasis">&gt; lm_all &lt;- lm(IC ~ price + income + temp + Year, data = icecream)</text:span></text:p>
      <text:p text:style-name="Standard"><text:span text:style-name="Emphasis">&gt; summary(lm_all)</text:span></text:p>
      <text:p text:style-name="P13"/>
      <text:p text:style-name="P13"/>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oft-page-break/><text:span text:style-name="T18">Question #3</text:span><text:span text:style-name="T11"> </text:span><text:span text:style-name="T8">Insert the entire output of the </text:span><text:span text:style-name="Emphasis">summary()</text:span><text:span text:style-name="T8"> command below. </text:span><text:span text:style-name="T4">Use the parameter estimates given in the output to write out the fitted regression equation.</text:span></text:p>
      <text:p text:style-name="P6"/>
      <text:p text:style-name="P7">Call:</text:p>
      <text:p text:style-name="P7">lm(formula = IC ~ price + income + temp + Year, data = icecream)</text:p>
      <text:p text:style-name="P7"/>
      <text:p text:style-name="P7">Residuals:</text:p>
      <text:p text:style-name="P7"><text:s text:c="6"/>Min <text:s text:c="7"/>1Q <text:s text:c="3"/>Median <text:s text:c="7"/>3Q <text:s text:c="6"/>Max </text:p>
      <text:p text:style-name="P7">-0.052572 -0.016208 -0.003463 <text:s/>0.010333 <text:s/>0.075354 </text:p>
      <text:p text:style-name="P7"/>
      <text:p text:style-name="P7">Coefficients:</text:p>
      <text:p text:style-name="P7"><text:s text:c="14"/>Estimate Std. Error t value Pr(&gt;|t|) <text:s text:c="3"/></text:p>
      <text:p text:style-name="P7">(Intercept) <text:s/>0.7140368 <text:s/>0.2887794 <text:s text:c="2"/>2.473 <text:s/>0.02057 * <text:s/></text:p>
      <text:p text:style-name="P7">price <text:s text:c="6"/>-1.2873605 <text:s/>0.7292161 <text:s/>-1.765 <text:s/>0.08971 . <text:s/></text:p>
      <text:p text:style-name="P7">income <text:s text:c="5"/>-0.0023718 <text:s/>0.0021099 <text:s/>-1.124 <text:s/>0.27165 <text:s text:c="3"/></text:p>
      <text:p text:style-name="P7">temp <text:s text:c="8"/>0.0031511 <text:s/>0.0003998 <text:s text:c="2"/>7.882 3.08e-08 ***</text:p>
      <text:p text:style-name="P7">Year <text:s text:c="8"/>0.0508220 <text:s/>0.0165386 <text:s text:c="2"/>3.073 <text:s/>0.00506 ** </text:p>
      <text:p text:style-name="P7">---</text:p>
      <text:p text:style-name="P7">Signif. codes: <text:s/>0 ‘***’ 0.001 ‘**’ 0.01 ‘*’ 0.05 ‘.’ 0.1 ‘ ’ 1</text:p>
      <text:p text:style-name="P7"/>
      <text:p text:style-name="P7">Residual standard error: 0.032 on 25 degrees of freedom</text:p>
      <text:p text:style-name="P7">Multiple R-squared: <text:s/>0.796,<text:tab/>Adjusted R-squared: <text:s/>0.7634 </text:p>
      <text:p text:style-name="P7">F-statistic: 24.39 on 4 and 25 DF, <text:s/>p-value: 2.564e-08</text:p>
      <text:p text:style-name="P7"/>
      <text:p text:style-name="P6"/>
      <text:p text:style-name="P5"><text:span text:style-name="T10">Question #4 </text:span><text:span text:style-name="T4">Interpret the meaning of the slope estimate for </text:span><text:span text:style-name="T6">price</text:span><text:span text:style-name="T4"> in context of the problem.</text:span></text:p>
      <text:p text:style-name="P6"/>
      <text:p text:style-name="P11">-1.2873605 is the slope for the variable price. This means it has negative correlation.</text:p>
      <text:p text:style-name="P6"/>
      <text:p text:style-name="P5"><text:span text:style-name="T10">Question #5 </text:span><text:span text:style-name="T4">What is the (null) hypothesis for a Multiple Linear Regression ANOVA test using this data?</text:span></text:p>
      <text:p text:style-name="P5"><text:span text:style-name="T4"/></text:p>
      <text:p text:style-name="P11">Population mean is the same and is unaffected by anything.</text:p>
      <text:p text:style-name="P6"/>
      <text:p text:style-name="Standard"><text:span text:style-name="T10">Question #6 </text:span><text:span text:style-name="T4">What test statistic do you obtain for an ANOVA test, what is its distribution under your hypothesis in </text:span><text:span text:style-name="T9">Question #5</text:span><text:span text:style-name="T4"> (include the degrees of freedom), what is its observed value for this test, and what is the corresponding p-value? [Hint: you can find the relevant values in the very bottom line of the summary output]</text:span></text:p>
      <text:p text:style-name="P3"><text:span text:style-name="T4">We obtain a f-statistic which means we have a f-distribution. Our observed value is 24.39, and we have a corresponding p-value of <text:s/>2.564e-08.</text:span></text:p>
      <text:p text:style-name="P15"/>
      <text:p text:style-name="P15"/>
      <text:p text:style-name="P5"><text:span text:style-name="T10">Question #7 </text:span><text:span text:style-name="T4">Looking at the </text:span><text:span text:style-name="T15">Coefficients</text:span><text:span text:style-name="T16"> </text:span><text:span text:style-name="T4">table, which explanatory variable is the least significant predictor?</text:span></text:p>
      <text:p text:style-name="P6"/>
      <text:p text:style-name="P11">Our least significant predictor is going to be income <text:span text:style-name="T19">and price</text:span>.</text:p>
      <text:p text:style-name="P8"/>
      <text:p text:style-name="P5"><text:span text:style-name="T4">Now we are going to </text:span><text:span text:style-name="T15">update</text:span><text:span text:style-name="T17"> </text:span><text:span text:style-name="T4">our model to remove that predictor from the model. For example, if </text:span><text:span text:style-name="T7">price</text:span><text:span text:style-name="T4"> is the least significant predictor, we would run:</text:span></text:p>
      <text:p text:style-name="P6"><text:soft-page-break/></text:p>
      <text:p text:style-name="P5"><text:span text:style-name="T15">&gt; lm2 &lt;- update(lm_all, .~. -price) <text:s/># don't actually run this – replace price with the actual variable to be removed</text:span></text:p>
      <text:p text:style-name="P5"><text:span text:style-name="T15">&gt; summary(lm2)</text:span></text:p>
      <text:p text:style-name="P6"/>
      <text:p text:style-name="P5"><text:span text:style-name="T4">Then, if we still had non-significant predictors in </text:span><text:span text:style-name="T15">lm2</text:span><text:span text:style-name="T4"> and </text:span><text:span text:style-name="T7">Year</text:span><text:span text:style-name="T4"> was the least significant predictor, we would run:</text:span></text:p>
      <text:p text:style-name="P6"/>
      <text:p text:style-name="P5"><text:span text:style-name="T15">&gt; lm3 &lt;- update(lm2, .~. -Year) <text:s/># don't actually run this – replace Year with the actual variable to be removed</text:span></text:p>
      <text:p text:style-name="P5"><text:span text:style-name="T15">&gt; summary(lm3)</text:span></text:p>
      <text:p text:style-name="P6"/>
      <text:p text:style-name="P6"/>
      <text:p text:style-name="P5"><text:span text:style-name="T4">Continue to update the formula and check the new model until all remaining explanatory variables are significant at the 5% significance level. This is about the worst way to do backward selection, but better ways of doing it are beyond the scope of the class.</text:span></text:p>
      <text:p text:style-name="P13"/>
      <text:p text:style-name="P13"/>
      <text:p text:style-name="P5"><text:span text:style-name="T10">Question #8 </text:span><text:span text:style-name="T4">Copy and paste the </text:span><text:span text:style-name="T15">Coefficients:</text:span><text:span text:style-name="T4"> table for each new model you created.</text:span></text:p>
      <text:p text:style-name="P5"><text:span text:style-name="T4"/></text:p>
      <text:p text:style-name="P16">Coefficients:</text:p>
      <text:p text:style-name="P16"><text:s text:c="13"/>Estimate Std. Error t value Pr(&gt;|t|) <text:s text:c="3"/></text:p>
      <text:p text:style-name="P16">(Intercept) 0.1608478 <text:s/>0.0220541 <text:s text:c="2"/>7.293 7.61e-08 ***</text:p>
      <text:p text:style-name="P16">temp <text:s text:c="7"/>0.0033925 <text:s/>0.0003796 <text:s text:c="2"/>8.936 1.50e-09 ***</text:p>
      <text:p text:style-name="P16">Year <text:s text:c="7"/>0.0355695 <text:s/>0.0082154 <text:s text:c="2"/>4.330 0.000184 ***</text:p>
      <text:p text:style-name="P6"/>
      <text:p text:style-name="P5"><text:span text:style-name="T10">Question #9 </text:span><text:span text:style-name="T4">What is the regression equation for your final model?</text:span></text:p>
      <text:p text:style-name="P6"/>
      <text:p text:style-name="P12">IC = 0.1608478 + 0.0033925*temp + 0.0355695*Year</text:p>
      <text:p text:style-name="P6"/>
      <text:p text:style-name="P5"><text:span text:style-name="T10">Question #10 </text:span><text:span text:style-name="T4">Using your final model, predict the icecream consumption (</text:span><text:span text:style-name="T4"><draw:frame draw:style-name="fr1" draw:name="Object1" text:anchor-type="as-char" svg:width="0.2638in" svg:height="0.2035in" draw:z-index="0"><draw:object xlink:href="./Object 2" xlink:type="simple" xlink:show="embed" xlink:actuate="onLoad"/><draw:image xlink:href="./ObjectReplacements/Object 2" xlink:type="simple" xlink:show="embed" xlink:actuate="onLoad"/></draw:frame></text:span><text:span text:style-name="T4">) when price is at 0.280, income is at 85, temperature is at 68, and Year is 1. Ignore the values of any variables that are not in your final model.</text:span></text:p>
      <text:p text:style-name="P5"><text:span text:style-name="T4"/></text:p>
      <text:p text:style-name="P12">0.427109</text:p>
      <text:p text:style-name="P6"/>
      <text:p text:style-name="P5"><text:span text:style-name="T4">Optionally, check your answer using the following code:</text:span></text:p>
      <text:p text:style-name="P5"><text:span text:style-name="T15">&gt; new_data_frame &lt;- data.frame(price = 0.280, income = 85, temp = 68, Year = 1) <text:s/># new values of all predictor variables</text:span></text:p>
      <text:p text:style-name="P5"><text:span text:style-name="T15">&gt; predict(lm_final, newdata = new_data_frame) <text:s/># replace lm_final with the variable name of your final model</text:span></text:p>
      <text:p text:style-name="P6"/>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Emphasis" style:family="text" style:parent-style-name="Default_20_Paragraph_20_Font">
      <style:text-properties fo:color="#0000ff" style:font-name="Courier New" fo:font-family="'Courier New'" style:font-family-generic="roman" style:font-pitch="variable" fo:font-size="12pt" fo:font-style="normal" fo:font-weight="bold" style:font-size-asian="12pt" style:font-style-asian="normal" style:font-weight-asian="bold"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2</meta:editing-cycles>
    <meta:creation-date>2019-11-20T16:14:00</meta:creation-date>
    <dc:date>2019-12-10T14:02:26.069318530</dc:date>
    <meta:editing-duration>PT28M48S</meta:editing-duration>
    <meta:generator>LibreOffice/5.1.6.2$Linux_X86_64 LibreOffice_project/10m0$Build-2</meta:generator>
    <meta:document-statistic meta:table-count="0" meta:image-count="0" meta:object-count="1" meta:page-count="3" meta:paragraph-count="60" meta:word-count="904" meta:character-count="5627" meta:non-whitespace-character-count="45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over accent="true">
      <mi mathvariant="italic">IC</mi>
      <mo stretchy="true">^</mo>
    </mover>
    <annotation encoding="StarMath 5.0">widehat {IC}</annotation>
  </semantics>
</math>
</file>